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185718"/>
    </style:style>
    <style:style style:name="T1" style:family="text">
      <style:text-properties officeooo:rsid="0018571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Horizontal_20_Line"/>
      <text:h text:style-name="Heading_20_3" text:outline-level="3">4. Una sola cosa</text:h>
      <text:h text:style-name="Heading_20_4" text:outline-level="4">— La relación entre las especies —</text:h>
      <text:p text:style-name="Text_20_body">La vida tiene forma de árbol.<text:line-break/>Si seguimos el curso de la evolución, podemos ver cómo todas las especies descienden de un mismo ancestro: el primer organismo que cobró vida.<text:line-break/>A partir de él, generación tras generación, surgieron nuevas variantes, y con el paso del tiempo, especies diferentes.</text:p>
      <text:p text:style-name="Text_20_body">Cada especie es una rama que brotó de ese mismo tronco.<text:line-break/>Nosotros, los humanos, somos mamíferos, y si miramos hacia atrás, compartimos un ancestro común con los elefantes, los caballos, los lobos.<text:line-break/>Ese primer mamífero fue descendiente de un reptil, y ese reptil, de un pez.<text:line-break/>Si seguimos retrocediendo, encontraremos que todos los caminos llevan al mismo origen.</text:p>
      <text:p text:style-name="Text_20_body">Las especies, por tanto, son familia.<text:line-break/>Y aunque a simple vista los individuos parezcan entidades separadas, todos forman parte de un mismo proceso:<text:line-break/>una única historia en movimiento, que exploraremos más profundamente en los próximos capítulos.</text:p>
      <text:p text:style-name="Horizontal_20_Line"/>
      <text:h text:style-name="Heading_20_4" text:outline-level="4">— La dependencia del individuo —</text:h>
      <text:p text:style-name="Text_20_body">Algunas formas de vida, como ciertas bacterias o vegetales resistentes, pueden sobrevivir de forma aislada.<text:line-break/>Podemos pensar en ellas como <text:span text:style-name="Emphasis">colonizadores</text:span>: organismos capaces de vivir por sí solos y transformar su entorno, creando las condiciones para que otras formas de vida más complejas puedan surgir.</text:p>
      <text:p text:style-name="Text_20_body">Pero los animales, incluidos nosotros, no podemos vivir separados del entorno viviente.<text:line-break/>Necesitamos oxígeno, alimento, un ecosistema funcional.</text:p>
      <text:p text:style-name="Text_20_body">Los seres vivos más complejos no existen por sí mismos:<text:line-break/>necesitan de todo lo demás para sobrevivir.</text:p>
      <text:p text:style-name="Text_20_body">Imaginemos a los animales como flores que se han desprendido del árbol:<text:line-break/>pueden alejarse, moverse por el mundo, pero necesitan volver al tronco para alimentarse, para respirar, para reproducirse.</text:p>
      <text:p text:style-name="Text_20_body">Porque la vida es, en realidad, una sola cosa, con forma de árbol:<text:line-break/>las especies son sus ramas,<text:line-break/>los individuos, sus hojas,<text:line-break/>los brotes, <text:span text:style-name="T1">daran lugar a nuevas especies</text:span>.</text:p>
      <text:p text:style-name="Horizontal_20_Line"/>
      <text:h text:style-name="Heading_20_4" text:outline-level="4"><text:soft-page-break/>— La separación espacial —</text:h>
      <text:p text:style-name="Text_20_body">En un átomo, los electrones orbitan a gran distancia del núcleo.<text:line-break/>¿Esa distancia es grande o pequeña?<text:line-break/>Todo es relativo.</text:p>
      <text:p text:style-name="P1">La distancia entre galaxias puede parecernos infinita,<text:line-break/>pero ¿qué tan distinta es de la que hay entre una ardilla y el árbol que habita?<text:line-break/></text:p>
      <text:p text:style-name="P1">El universo podría ser una chispa que dura un instante.<text:line-break/>Desde adentro, la veríamos infinita.<text:line-break/>Pero desde otra perspectiva, apenas sería un destello fugaz.<text:line-break/>Como dijo Einstein, el espacio y el tiempo dependen del observador.</text:p>
      <text:p text:style-name="Text_20_body">La vida también.<text:line-break/>Aunque los individuos parezcan separados, no lo están realmente.<text:line-break/>La distancia no rompe la continuidad de un proceso.</text:p>
      <text:p text:style-name="Text_20_body">El ADN del padre sobrevive en el hijo, y en el hijo del hijo.<text:line-break/>Es una sola cadena que se renueva con cada generación,<text:line-break/>una secuencia de cálculo que nunca se detiene.<text:line-break/>Todos los miembros de una familia —y por extensión, de una especie, de toda la vida— forman parte del mismo sistema, del mismo organismo.<text:line-break/>Ninguno tiene sentido por sí solo.</text:p>
      <text:p text:style-name="Horizontal_20_Line"/>
      <text:h text:style-name="Heading_20_4" text:outline-level="4">— La unicidad del organismo —</text:h>
      <text:p text:style-name="Text_20_body">Toda la vida está conectada.<text:line-break/>Todos somos parte del mismo cuerpo.</text:p>
      <text:p text:style-name="Text_20_body">Solo hay una vida.<text:line-break/>Una inteligencia que se manifiesta en miles de formas,<text:line-break/>una criatura inmensa que habita en todo el universo.<text:line-break/>Una.</text:p>
      <text:p text:style-name="Text_20_body">La vida surge donde se dan las condiciones apropiadas.<text:line-break/>No porque sea algo externo que llega, sino porque es una propiedad de la materia,<text:line-break/>como si la inteligencia estuviera latente,<text:line-break/>esperando desplegarse.</text:p>
      <text:p text:style-name="Text_20_body">Si en otros planetas hay vida,<text:line-break/>no serán copias de la nuestra.<text:line-break/>Serán diferentes.<text:line-break/>Porque no existen dos individuos iguales.<text:line-break/>Y por tanto, tampoco pueden existir dos especies iguales.</text:p>
      <text:p text:style-name="Text_20_body"><text:soft-page-break/>Pero la estructura será la misma.<text:line-break/>El proceso será el mismo.<text:line-break/>La inteligencia será la misma.</text:p>
      <text:p text:style-name="Text_20_body">Porque lo que llamamos “vida” no es una suma de cosas separadas,<text:line-break/>sino una sola entidad que despierta allí donde puede hacerlo,<text:line-break/>como un solo ser que respira en muchas formas.</text:p>
      <text:p text:style-name="Text_20_body">Las fronteras entre los individuos, las especies o los planetas<text:line-break/>no son más que ilusión.<text:line-break/>Como las olas del océano, que parecen separadas pero son solo agua en movimiento.</text:p>
      <text:p text:style-name="Horizontal_20_Line"/>
      <text:p text:style-name="Quotations"><text:span text:style-name="Emphasis">Dicen los antiguos que Dios está en todas partes.</text:span><text:line-break/><text:span text:style-name="Emphasis">Tal vez no sea un símbolo.</text:span><text:line-break/><text:span text:style-name="Emphasis">Tal vez sea una observación.</text:span><text:line-break/><text:span text:style-name="Emphasis">Tal vez la vida misma sea eso: una inteligencia que lo habita todo.</text:span></text:p>
      <text:p text:style-name="Horizontal_20_Line"/>
      <text:p text:style-name="Text_20_body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6-17T17:38:08.901000000</meta:creation-date>
    <dc:date>2025-06-17T17:43:26.173000000</dc:date>
    <meta:editing-duration>PT5M17S</meta:editing-duration>
    <meta:editing-cycles>1</meta:editing-cycles>
    <meta:document-statistic meta:table-count="0" meta:image-count="0" meta:object-count="0" meta:page-count="3" meta:paragraph-count="26" meta:word-count="666" meta:character-count="4054" meta:non-whitespace-character-count="3405"/>
    <meta:generator>LibreOffice/7.3.5.2$Windows_X86_64 LibreOffice_project/184fe81b8c8c30d8b5082578aee2fed2ea847c01</meta:generator>
  </office:meta>
</office:document-meta>
</file>